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NodeSourceValidity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Validity.JCRNodeSourceValidity(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NodeSourceValidity.isValid( SourceValidity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